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Chilanka"/>
    </style:style>
    <style:style style:name="P2" style:family="paragraph" style:parent-style-name="Standard">
      <style:text-properties style:font-name="Chilanka" fo:font-size="14pt" style:font-size-asian="14pt" style:font-size-complex="14pt"/>
    </style:style>
    <style:style style:name="P3" style:family="paragraph" style:parent-style-name="Standard">
      <style:text-properties style:font-name="Chilanka" officeooo:paragraph-rsid="001ee319"/>
    </style:style>
    <style:style style:name="P4" style:family="paragraph" style:parent-style-name="Standard">
      <style:text-properties style:font-name="Chilanka"/>
    </style:style>
    <style:style style:name="P5" style:family="paragraph" style:parent-style-name="Standard">
      <style:text-properties style:font-name="Chilanka" officeooo:rsid="0024ac53" officeooo:paragraph-rsid="0024ac53"/>
    </style:style>
    <style:style style:name="P6" style:family="paragraph" style:parent-style-name="Standard">
      <style:text-properties style:font-name="Chilanka" officeooo:rsid="0028a62f" officeooo:paragraph-rsid="0028a62f"/>
    </style:style>
    <style:style style:name="P7" style:family="paragraph" style:parent-style-name="Standard">
      <style:text-properties style:font-name="Chilanka" officeooo:rsid="0028a62f" officeooo:paragraph-rsid="002d48e2"/>
    </style:style>
    <style:style style:name="P8" style:family="paragraph" style:parent-style-name="Standard">
      <style:text-properties style:font-name="Chilanka" officeooo:paragraph-rsid="0028a62f"/>
    </style:style>
    <style:style style:name="P9" style:family="paragraph" style:parent-style-name="Standard">
      <style:text-properties style:font-name="Chilanka" officeooo:paragraph-rsid="0029687f"/>
    </style:style>
    <style:style style:name="P10" style:family="paragraph" style:parent-style-name="Standard">
      <style:text-properties style:font-name="Chilanka" officeooo:rsid="002b5156" officeooo:paragraph-rsid="002b5156"/>
    </style:style>
    <style:style style:name="P11" style:family="paragraph" style:parent-style-name="Standard">
      <style:text-properties style:font-name="Chilanka" officeooo:paragraph-rsid="002d48e2"/>
    </style:style>
    <style:style style:name="P12" style:family="paragraph" style:parent-style-name="Standard">
      <style:text-properties style:font-name="Chilanka" officeooo:paragraph-rsid="002ea3d2"/>
    </style:style>
    <style:style style:name="P13" style:family="paragraph" style:parent-style-name="Standard">
      <style:text-properties style:font-name="Chilanka" officeooo:rsid="002ebcd7" officeooo:paragraph-rsid="002ebcd7"/>
    </style:style>
    <style:style style:name="P14" style:family="paragraph" style:parent-style-name="Standard">
      <style:text-properties style:font-name="Chilanka" officeooo:rsid="00301949" officeooo:paragraph-rsid="00301949"/>
    </style:style>
    <style:style style:name="P15" style:family="paragraph" style:parent-style-name="Standard">
      <style:text-properties style:font-name="Chilanka" officeooo:rsid="0031be44" officeooo:paragraph-rsid="0031be44"/>
    </style:style>
    <style:style style:name="P16" style:family="paragraph" style:parent-style-name="Standard">
      <style:text-properties style:font-name="Chilanka" officeooo:rsid="0031d6ef" officeooo:paragraph-rsid="0031d6ef"/>
    </style:style>
    <style:style style:name="P17" style:family="paragraph" style:parent-style-name="Standard">
      <style:text-properties style:font-name="Chilanka" officeooo:rsid="0037c884" officeooo:paragraph-rsid="0037c884"/>
    </style:style>
    <style:style style:name="P18" style:family="paragraph" style:parent-style-name="Standard">
      <style:text-properties style:font-name="Chilanka" style:text-underline-style="solid" style:text-underline-width="auto" style:text-underline-color="font-color"/>
    </style:style>
    <style:style style:name="P19" style:family="paragraph" style:parent-style-name="Standard">
      <style:text-properties officeooo:paragraph-rsid="0031d6ef"/>
    </style:style>
    <style:style style:name="T1" style:family="text">
      <style:text-properties officeooo:rsid="001dfb93"/>
    </style:style>
    <style:style style:name="T2" style:family="text">
      <style:text-properties officeooo:rsid="001ff1f3"/>
    </style:style>
    <style:style style:name="T3" style:family="text">
      <style:text-properties officeooo:rsid="00228576"/>
    </style:style>
    <style:style style:name="T4" style:family="text">
      <style:text-properties officeooo:rsid="0028a62f"/>
    </style:style>
    <style:style style:name="T5" style:family="text">
      <style:text-properties style:font-name="Chilanka" officeooo:rsid="0031d6ef"/>
    </style:style>
    <style:style style:name="T6" style:family="text">
      <style:text-properties style:font-name="Chilanka" style:text-underline-style="solid" style:text-underline-width="auto" style:text-underline-color="font-color" officeooo:rsid="0031d6ef"/>
    </style:style>
    <style:style style:name="T7" style:family="text">
      <style:text-properties officeooo:rsid="0029687f"/>
    </style:style>
    <style:style style:name="T8" style:family="text">
      <style:text-properties officeooo:rsid="002a09ff"/>
    </style:style>
    <style:style style:name="T9" style:family="text">
      <style:text-properties style:text-underline-style="solid" style:text-underline-width="auto" style:text-underline-color="font-color"/>
    </style:style>
    <style:style style:name="T10" style:family="text">
      <style:text-properties officeooo:rsid="002d48e2"/>
    </style:style>
    <style:style style:name="T11" style:family="text">
      <style:text-properties officeooo:rsid="002ea3d2"/>
    </style:style>
    <style:style style:name="T12" style:family="text">
      <style:text-properties officeooo:rsid="00301949"/>
    </style:style>
    <style:style style:name="T13" style:family="text">
      <style:text-properties style:text-position="super 58%"/>
    </style:style>
    <style:style style:name="T14" style:family="text">
      <style:text-properties style:text-position="super 58%" style:font-name="Chilanka" officeooo:rsid="0031d6ef"/>
    </style:style>
    <style:style style:name="T15" style:family="text">
      <style:text-properties style:text-position="0% 100%"/>
    </style:style>
    <style:style style:name="T16" style:family="text">
      <style:text-properties style:text-position="0% 100%" officeooo:rsid="0031d6ef"/>
    </style:style>
    <style:style style:name="T17" style:family="text">
      <style:text-properties style:text-position="0% 100%" style:font-name="Chilanka" officeooo:rsid="0031d6ef"/>
    </style:style>
    <style:style style:name="T18" style:family="text">
      <style:text-properties style:text-position="0% 100%" style:font-name="Chilanka" officeooo:rsid="0032427d"/>
    </style:style>
    <style:style style:name="T19" style:family="text">
      <style:text-properties style:text-position="sub 58%" officeooo:rsid="00339cde"/>
    </style:style>
    <style:style style:name="T20" style:family="text">
      <style:text-properties officeooo:rsid="0033723e"/>
    </style:style>
    <style:style style:name="T21" style:family="text">
      <style:text-properties officeooo:rsid="00339cde"/>
    </style:style>
    <style:style style:name="T22" style:family="text">
      <style:text-properties officeooo:rsid="0036138b"/>
    </style:style>
    <style:style style:name="T23" style:family="text">
      <style:text-properties officeooo:rsid="003776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tab/><text:tab/><text:tab/><text:tab/> <text:s text:c="4"/><text:tab/> <text:s text:c="3"/><text:span text:style-name="T2">PRACTICA </text:span><text:span text:style-name="T3">1</text:span></text:p>
      <text:p text:style-name="P2"><text:tab/><text:tab/><text:tab/><text:tab/> <text:s text:c="8"/><text:span text:style-name="T1">LUIS MUÑOZ NAVE </text:span></text:p>
      <text:p text:style-name="P1"/>
      <text:p text:style-name="P1">1. Què fa un programa? </text:p>
      <text:p text:style-name="P3"/>
      <text:p text:style-name="P5">Un programa es un cojunto de intrucciones diseñadas para ser ejecutdas por un ordenador. Estas instrucciones permiten realizar diversas tareas. </text:p>
      <text:p text:style-name="P1"/>
      <text:p text:style-name="P1">2. Què son les dades?</text:p>
      <text:p text:style-name="P1"/>
      <text:p text:style-name="P5">Los datos son hechos, cifras o informacion que puede ser procesados o traducidos por asi decirlo, en el contexto de la computacion, los datos pueden ser numeros, texto, imagenes u otro tipo de informacion. </text:p>
      <text:p text:style-name="P1"/>
      <text:p text:style-name="P1">3. Com es comunica un programa amb l’usuari? </text:p>
      <text:p text:style-name="P1"/>
      <text:p text:style-name="P5">Un programa se comunica con el usuario a traves de la interfaz de usuario. Esto puede incluir elementos visuales como ventanas, botones y cuadrados de texto en las aplicaciones de software. </text:p>
      <text:p text:style-name="P1"/>
      <text:p text:style-name="P1">4. Un programa i un algorisme és el mateix? </text:p>
      <text:p text:style-name="P1"/>
      <text:p text:style-name="P5">No, un programa y un algoritmo no son los mismo.</text:p>
      <text:p text:style-name="P5">Un alrotimo es un cojunto de pasos definidos y ordenados que se siguen para realizar una tarea o resolver un problema. Un programa es la implementacion practica de un algoritmo en un lenguaje de programacion. </text:p>
      <text:p text:style-name="P1"/>
      <text:p text:style-name="P1">5. Què és un compilador? </text:p>
      <text:p text:style-name="P1"/>
      <text:p text:style-name="P5">Un compilador es un programa informatico que traduce el codigo en un lenguaje de programacion. </text:p>
      <text:p text:style-name="P5"/>
      <text:p text:style-name="P1">6. Per què Java és portable? </text:p>
      <text:p text:style-name="P1"/>
      <text:p text:style-name="P5">Java es portable porque el codigo fuente escrito se compila en bytecodes, que es un codigo intermedio que puede ser ejecutado en cualquier maquina virtual de Java. </text:p>
      <text:p text:style-name="P1"/>
      <text:p text:style-name="P1">7. Què és un IDE? </text:p>
      <text:p text:style-name="P1"/>
      <text:p text:style-name="P5">Es un Eterno de Desarrolo Integrado es una aplicación informatica que proporciona herramientas y servicios integrales para el desarrollo de software. </text:p>
      <text:p text:style-name="P5">Incluye un editor de codigo, herramientas de depuracion, un compilador y otras funcionalaidades. </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 Digues 3 característiques desitjables d’un algorisme </text:p>
      <text:p text:style-name="P1"/>
      <text:p text:style-name="P5">Las características deseables de un algoritmo son eficiencia, claridad y precision. </text:p>
      <text:p text:style-name="P5">Un algoritmo eficiente realiza su tarea en un tiempo razonable.La claridad se refiere a la facilidad con la que se puede entener el algoritmo, y la precision implica que el algoritmo produce resultados correctos y esperados en todas las situaciones. </text:p>
      <text:p text:style-name="P1"/>
      <text:p text:style-name="P1">La informació Respon a les següents preguntes amb paraules teues (no tècniques). </text:p>
      <text:p text:style-name="P1"/>
      <text:p text:style-name="P1">1. Cóm es guarda la informació als ordinadors. Per què ha d’estar organitzada </text:p>
      <text:p text:style-name="P1"/>
      <text:p text:style-name="P6">La informacion de los ordenadores se guarda en forma de digitos binarios (bits) en dispositivos como discos duros y memorias ram. Esta organización es necesaria para que los ordenadores puedan acceder y procesar a los datos de manera eficiente. Los datos se organizan en archivos y carpetas, y cada bit tiene una posicion especifica en estos archivos. </text:p>
      <text:p text:style-name="P1"/>
      <text:p text:style-name="P1">2. Quina és la diferència entre una variable i una constant.</text:p>
      <text:p text:style-name="P1"/>
      <text:p text:style-name="P6">Una variables es una espacio de memoria reservado para almacenar datos que pueden cambiar durante la ejecucion de un programa. En cambio una constate es un valor fijo que no cambia durante la ejecucion del programa. </text:p>
      <text:p text:style-name="P1"/>
      <text:p text:style-name="P1">3. Digues les tres característiques d’una variable. </text:p>
      <text:p text:style-name="P1"/>
      <text:p text:style-name="P6">Nombre</text:p>
      <text:p text:style-name="P6">Valor </text:p>
      <text:p text:style-name="P6">Tipo de Dato </text:p>
      <text:p text:style-name="P6"/>
      <text:p text:style-name="P1">4. Quins problemes pot donar la falta de precissió.</text:p>
      <text:p text:style-name="P1"/>
      <text:p text:style-name="P6">Pueden provocar errores significativos en los resultados de un programa, esto es especialmente critico en aplicaciones que implican calculos cientificos, financieros o de ingenieria, donde la precision es esencial para obtener resultados confiables. </text:p>
      <text:p text:style-name="P1"/>
      <text:p text:style-name="P6">V → Correcto</text:p>
      <text:p text:style-name="P6">F → Incorrecto</text:p>
      <text:p text:style-name="P1"/>
      <text:p text:style-name="P1">• letra → <text:span text:style-name="T4">V</text:span></text:p>
      <text:p text:style-name="P9">• Letra → <text:span text:style-name="T7">F Letra seria considerado diferente de letra </text:span></text:p>
      <text:p text:style-name="P8">• 123precio <text:s/>-&lt; <text:span text:style-name="T8">F No puede comezar por numeros </text:span></text:p>
      <text:p text:style-name="P8">• __variable__ → <text:span text:style-name="T4">V </text:span></text:p>
      <text:p text:style-name="P1">• precio123 -&lt; <text:s/><text:span text:style-name="T8">V</text:span></text:p>
      <text:p text:style-name="P1">• cantidad_envases -&lt; <text:span text:style-name="T8">V</text:span></text:p>
      <text:p text:style-name="P1">• __.__ -&lt; <text:span text:style-name="T8">F Puede ser confuso y no es un identificador claro </text:span></text:p>
      <text:p text:style-name="P1">• Cant total -&lt; <text:span text:style-name="T8">F Tiene espacios </text:span></text:p>
      <text:p text:style-name="P1">• CHAR -&lt;<text:span text:style-name="T8">V No se recomienda utilizar mayusculas </text:span></text:p>
      <text:p text:style-name="P1">• char -&lt; <text:span text:style-name="T8">F Tiene nombre especial</text:span></text:p>
      <text:p text:style-name="P1"/>
      <text:p text:style-name="P1"/>
      <text:p text:style-name="P1"/>
      <text:p text:style-name="P1"/>
      <text:p text:style-name="P1"/>
      <text:p text:style-name="P1"/>
      <text:p text:style-name="P1"><text:soft-page-break/></text:p>
      <text:p text:style-name="P1">6. Indica 4 exemples de dades compostes i per quins tipus simples estan formats.</text:p>
      <text:p text:style-name="P1"/>
      <text:p text:style-name="P10">1 : Lista de Numeros Enteros </text:p>
      <text:p text:style-name="P10">Tipo de Datos Compuestos -&lt; Lista o Arreglos</text:p>
      <text:p text:style-name="P10"/>
      <text:p text:style-name="P10">2 : Cadena de Texto </text:p>
      <text:p text:style-name="P10">Tipo de Datos Compuestos -&lt; Cadena de caracteres String </text:p>
      <text:p text:style-name="P10">Tipo de Datos Simples -&lt; Caracteres indivuduales. Como “Adios”</text:p>
      <text:p text:style-name="P10"/>
      <text:p text:style-name="P10">3 : Registro de Datos de una Persona </text:p>
      <text:p text:style-name="P10">Tipo de Datos Compuestos -&lt; Diccionario</text:p>
      <text:p text:style-name="P10">Tipo de Datos Simples -&lt; Cadenas de texto para el nombre -&lt; {“nombre”}</text:p>
      <text:p text:style-name="P10"/>
      <text:p text:style-name="P10">4 : Conjunto de Datos Temporales </text:p>
      <text:p text:style-name="P10">Tipo de datos Compuestos : Tupla</text:p>
      <text:p text:style-name="P10"/>
      <text:p text:style-name="P1"/>
      <text:p text:style-name="P1">1. Calcula el valor de cada expressió si és vàlida. Si no és vàlida, indica el motiu.</text:p>
      <text:p text:style-name="P7">V → Correcto</text:p>
      <text:p text:style-name="P7">F → Incorrecto</text:p>
      <text:p text:style-name="P1"/>
      <text:p text:style-name="P1">• 10 * 3 + 5 * 2 -&lt; <text:span text:style-name="T10">V</text:span></text:p>
      <text:p text:style-name="P11">• 15 % 4-&lt; <text:span text:style-name="T10">V</text:span></text:p>
      <text:p text:style-name="P11">• 2 + 7 / 3 -&lt; <text:span text:style-name="T10">V</text:span></text:p>
      <text:p text:style-name="P1">• 4 + “preu” -&lt; <text:span text:style-name="T10">No Valida, No puedes sumar un numero con una cadena</text:span></text:p>
      <text:p text:style-name="P1">• (5 + 2)&lt; 8 -&lt; <text:span text:style-name="T11">V</text:span></text:p>
      <text:p text:style-name="P12">• 4 &gt;= 4 -&lt; <text:span text:style-name="T11">V</text:span></text:p>
      <text:p text:style-name="P12">• true OR false -&lt; <text:span text:style-name="T11">V </text:span></text:p>
      <text:p text:style-name="P1">• 5 OR (2 &lt; 3) -&lt; <text:span text:style-name="T11">No es valida por que Or es una operación logica. </text:span></text:p>
      <text:p text:style-name="P12">• (6 &gt;= 2)OR (3 &lt;= 5) -&lt; <text:span text:style-name="T11">V</text:span></text:p>
      <text:p text:style-name="P12">• NOT (NOT (NOT (4&lt;10))) -&lt; <text:span text:style-name="T11">V</text:span></text:p>
      <text:p text:style-name="P12">• 4 + false -&lt; <text:span text:style-name="T11">F Itento de sumar un numero con un valor boolean </text:span></text:p>
      <text:p text:style-name="P12">• 4 + 2 * 4 / 2 -&lt; <text:span text:style-name="T11">V</text:span></text:p>
      <text:p text:style-name="P12">• ((5 &lt; 0)AND (6 &gt;= 7))OR (45 % 5 &lt;= 0 -&lt; <text:span text:style-name="T11">F La primera condicion AND es falsa </text:span></text:p>
      <text:p text:style-name="P12">• ((10 - 4)&gt; 0)OR true -&lt; <text:span text:style-name="T11">V</text:span></text:p>
      <text:p text:style-name="P12">• ((10 - 4)&lt; 0)OR true -&lt; <text:span text:style-name="T11">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Donats els següents valors de les variables X=1, Y=4, Z=10 i la constant PI=3.14, avalua les</text:p>
      <text:p text:style-name="P1">expressions següents. Important fixar-se en el resultat del tipus de retorn.</text:p>
      <text:p text:style-name="P1">• (2 * X + 0.5 * Y - 1 / 5 * Z)</text:p>
      <text:p text:style-name="P13"/>
      <text:p text:style-name="P13">2x 1 + 0,5 * 4 – 1/<text:span text:style-name="T12">5</text:span> x 10</text:p>
      <text:p text:style-name="P14">= 2 + 2 -2 </text:p>
      <text:p text:style-name="P14">= 2 </text:p>
      <text:p text:style-name="P1"/>
      <text:p text:style-name="P1">• ((PI*X^2)&gt; Y)OR ((2*PI*X)&lt;= Z)</text:p>
      <text:p text:style-name="P14">((3.14 * 1<text:span text:style-name="T13">2) </text:span><text:span text:style-name="T15">&gt; 4) OR ((2 * 3.14 * 1) &lt;= 10</text:span></text:p>
      <text:p text:style-name="P14">(3.14 &gt; 4) OR (6.28 &lt;= 10)</text:p>
      <text:p text:style-name="P14">False OR True</text:p>
      <text:p text:style-name="P14">True </text:p>
      <text:p text:style-name="P1"/>
      <text:p text:style-name="P1"/>
      <text:p text:style-name="P1">• "Hola, món!”== “Hola, ”+ “món!”</text:p>
      <text:p text:style-name="P14">True</text:p>
      <text:p text:style-name="P1"/>
      <text:p text:style-name="P1">• 'a'== 'A'</text:p>
      <text:p text:style-name="P1"/>
      <text:p text:style-name="P14">False</text:p>
      <text:p text:style-name="P1"/>
      <text:p text:style-name="P1">3. Construeix expressions correctes per a les fórmules següents: <text:s/></text:p>
      <text:p text:style-name="P1"/>
      <text:p text:style-name="P15">A ) ax<text:span text:style-name="T13">2</text:span><text:span text:style-name="T15"> + bx + c &lt;= 0 <text:s/>-&lt; </text:span><text:span text:style-name="T16">Se necesita los valores de A B C </text:span></text:p>
      <text:p text:style-name="P1"/>
      <text:p text:style-name="P19"><text:span text:style-name="T5">B ) </text:span><text:span text:style-name="T9">3x – y</text:span><text:span text:style-name="T5"> <text:s/>- </text:span><text:span text:style-name="T6">2xy</text:span><text:span text:style-name="T14">2 <text:s/></text:span><text:span text:style-name="T17">+ xy -&lt; Se</text:span><text:span text:style-name="T18"> <text:s/>necesita los valores de XYZ</text:span></text:p>
      <text:p text:style-name="P16"><text:s text:c="9"/>Z <text:s text:c="8"/>z - 1</text:p>
      <text:p text:style-name="P1"/>
      <text:p text:style-name="P1">4. A partir de les següents constants gran = fals; redó= cert; suau = fals indica quin</text:p>
      <text:p text:style-name="P1">serà el valor després de cadascuna de les següents assignacions:</text:p>
      <text:p text:style-name="P1"/>
      <text:p text:style-name="P1">• gran i redói suau -&lt; Falso (falso y cierto y falso es igual a falso)</text:p>
      <text:p text:style-name="P1">• gran o redóo suau -&lt; Cierto (falso o cierto o falso es igual a cierto) <text:s/></text:p>
      <text:p text:style-name="P1">• gran i redóo suau -&lt; Falso (falso y cierto o <text:s/>falso es igual a falso) </text:p>
      <text:p text:style-name="P1">• gran o redói suau -&lt; Falso (falso o cierto y falso es igual a falso) </text:p>
      <text:p text:style-name="P1">• gran i (redóo suau) -&lt; <text:s/>Falso (falso y (cierto o falso) es igual a falso)</text:p>
      <text:p text:style-name="P1">• (gran o redó)i suau -&lt; Falso ((falso o cierto) y falso es igual a fals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 Indica amb parèntesis l’ordre en què l’ordinador executaria les diferents operacions.</text:p>
      <text:p text:style-name="P1"/>
      <text:p text:style-name="P1">• x + y + z -&lt; <text:span text:style-name="T20">x + (y + z)</text:span></text:p>
      <text:p text:style-name="P1">• x * y + z -&lt; <text:span text:style-name="T20">(x + y ) + z</text:span></text:p>
      <text:p text:style-name="P1">• x + y * z -&lt; <text:span text:style-name="T20">x + (y x z)</text:span></text:p>
      <text:p text:style-name="P1">• x - y * z -&lt; <text:span text:style-name="T20">x – (y x z)</text:span></text:p>
      <text:p text:style-name="P1">• x + y / z -&lt; <text:span text:style-name="T21">x + (1</text:span><text:span text:style-name="T19">/2</text:span><text:span text:style-name="T21">)</text:span></text:p>
      <text:p text:style-name="P1">• x * y / z -&lt; <text:span text:style-name="T21">(x x y</text:span><text:span text:style-name="T19">z</text:span><text:span text:style-name="T21">)</text:span></text:p>
      <text:p text:style-name="P1">• x / y / z -&lt; <text:span text:style-name="T21">(x</text:span><text:span text:style-name="T19">y</text:span><text:span text:style-name="T21">) / z</text:span></text:p>
      <text:p text:style-name="P1">• x / y * y + x % y -&lt; <text:span text:style-name="T21">(x</text:span><text:span text:style-name="T19">y</text:span><text:span text:style-name="T21">) x y + (x / y)</text:span></text:p>
      <text:p text:style-name="P1">• x / y + z + x -&lt; <text:span text:style-name="T21">(x</text:span><text:span text:style-name="T19">y</text:span><text:span text:style-name="T21">) + z + x </text:span></text:p>
      <text:p text:style-name="P1"/>
      <text:p text:style-name="P1">6. Utilitzant les lleis de De Morgan, escriu les negacions de les següents expressions, on a, b, c són</text:p>
      <text:p text:style-name="P1">variables enteres i p, q, r són variables booleanes (lògiques).</text:p>
      <text:p text:style-name="P1">• (p AND q)OR r -&lt; <text:span text:style-name="T22">(p AND q) AND r </text:span></text:p>
      <text:p text:style-name="P1">• (a == b)OR (a == 0) -&lt; <text:span text:style-name="T23">(A = b) AND (A = 0)</text:span></text:p>
      <text:p text:style-name="P1">• NOT p OR NOT q OR (a == b + c) -&lt; <text:span text:style-name="T23">p AND q and (a = b + c)</text:span></text:p>
      <text:p text:style-name="P1">• p AND (q OR r) -&lt; <text:span text:style-name="T23">p and (q and r)</text:span></text:p>
      <text:p text:style-name="P1">• (a &lt; b)AND (b &lt; c) -&lt; <text:span text:style-name="T23">(a &lt;= b) and (b &lt;=)</text:span></text:p>
      <text:p text:style-name="P1">• NOT p AND q OR NOT r -&lt; <text:span text:style-name="T23">p and (q and r)</text:span></text:p>
      <text:p text:style-name="P1">• NOT (a &lt;&gt; b)OR (a + b == 7) -&lt; <text:span text:style-name="T23">(a = b) and (a + b =/ 7)</text:span></text:p>
      <text:p text:style-name="P1">• (a / b == 0)OR (a == c) -&lt; <text:span text:style-name="T23">(a/b=/0) and (a=/c)</text:span></text:p>
      <text:p text:style-name="P1"/>
      <text:p text:style-name="P1">7. Sent a, b, c i d variables numèriques, escriu l’expressió lògica corresponent a:</text:p>
      <text:p text:style-name="P1">• Els valors de b i c són tots dos superiors al valor de d.</text:p>
      <text:p text:style-name="P17">(b &gt; d) and (c &gt; d)</text:p>
      <text:p text:style-name="P1">• a, b i c són idèntics.</text:p>
      <text:p text:style-name="P17">(a = b) and (b = c)</text:p>
      <text:p text:style-name="P1">• a, b i c són idèntics però diferents de d.</text:p>
      <text:p text:style-name="P17">(a = b) and (b=c) and (a =/d)</text:p>
      <text:p text:style-name="P1">• b està comprés, estrictament, entre els valors de a i c.</text:p>
      <text:p text:style-name="P17">(a &lt; b &lt; c) OR (c &lt; b &lt; a)</text:p>
      <text:p text:style-name="P1">• b està comprés, estrictament, entre els valors de a i c, i el valor de a és més xicotet que el de c.</text:p>
      <text:p text:style-name="P17">(a &lt; b &lt; c) And (a &lt; c)</text:p>
      <text:p text:style-name="P1"/>
      <text:p text:style-name="P1">• Hi ha, com a mínim, dos valors idèntics entre a, b i c.</text:p>
      <text:p text:style-name="P18"/>
      <text:p text:style-name="P17">(a = b) OR (b = c) OR (a = c)</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9:06:44.151501382</meta:creation-date>
    <dc:date>2023-10-11T18:50:33.183258544</dc:date>
    <meta:editing-duration>PT22H9M59S</meta:editing-duration>
    <meta:editing-cycles>5</meta:editing-cycles>
    <meta:generator>LibreOffice/7.5.6.2$Linux_X86_64 LibreOffice_project/50$Build-2</meta:generator>
    <meta:document-statistic meta:table-count="0" meta:image-count="0" meta:object-count="0" meta:page-count="5" meta:paragraph-count="133" meta:word-count="1524" meta:character-count="7250" meta:non-whitespace-character-count="5751"/>
  </office:meta>
</office:document-meta>
</file>